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CC00000129F4ED7D24.svm" manifest:media-type=""/>
  <manifest:file-entry manifest:full-path="Pictures/20000001000001D100000129A37F3893.svm" manifest:media-type=""/>
  <manifest:file-entry manifest:full-path="Pictures/20000001000001CD00000129C4F4D402.svm" manifest:media-type=""/>
  <manifest:file-entry manifest:full-path="Pictures/20000002000003BE000000ECB985E27F.eps" manifest:media-type=""/>
  <manifest:file-entry manifest:full-path="Pictures/200000010000018A000000D8A4D10E32.svm" manifest:media-type=""/>
  <manifest:file-entry manifest:full-path="Pictures/200000010000013E000000A196F917E9.svm" manifest:media-type=""/>
  <manifest:file-entry manifest:full-path="Pictures/200000010000026E0000012D2B1C45BB.svm" manifest:media-type=""/>
  <manifest:file-entry manifest:full-path="Pictures/20000001000001C500000142898873D0.svm" manifest:media-type=""/>
  <manifest:file-entry manifest:full-path="Pictures/10000000000000200000002000309F1C.png" manifest:media-type="image/png"/>
  <manifest:file-entry manifest:full-path="Pictures/200000010000012400000124B71AD160.svm" manifest:media-type=""/>
  <manifest:file-entry manifest:full-path="Pictures/20000001000001CD0000012DBE74C9DE.svm" manifest:media-type=""/>
  <manifest:file-entry manifest:full-path="Pictures/20000001000002690000013145689BC3.svm" manifest:media-type=""/>
  <manifest:file-entry manifest:full-path="Pictures/20000001000000E900000129D89EFC9E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i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inft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beta 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2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i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11.34cm" svg:height="2.793cm" svg:x="0.356cm" svg:y="0.347cm">
          <draw:image xlink:href="Pictures/20000002000003BE000000ECB985E27F.eps" xlink:type="simple" xlink:show="embed" xlink:actuate="onLoad">
            <text:p/>
          </draw:image>
        </draw:frame>
        <draw:frame draw:style-name="gr2" draw:text-style-name="P1" draw:layer="layout" svg:width="0.244cm" svg:height="0.355cm" svg:x="0.223cm" svg:y="2.184cm">
          <draw:image xlink:href="Pictures/20000001000000CC00000129F4ED7D24.svm" xlink:type="simple" xlink:show="embed" xlink:actuate="onLoad">
            <text:p/>
          </draw:image>
        </draw:frame>
        <draw:frame draw:style-name="gr3" draw:text-style-name="P1" draw:layer="layout" svg:width="0.739cm" svg:height="0.365cm" svg:x="11.707cm" svg:y="1.523cm">
          <draw:image xlink:href="Pictures/20000001000002690000013145689BC3.svm" xlink:type="simple" xlink:show="embed" xlink:actuate="onLoad">
            <text:p/>
          </draw:image>
        </draw:frame>
        <draw:frame draw:style-name="gr4" draw:text-style-name="P1" draw:layer="layout" svg:width="0.552cm" svg:height="0.36cm" svg:x="9.533cm" svg:y="0.608cm">
          <draw:image xlink:href="Pictures/20000001000001CD0000012DBE74C9DE.svm" xlink:type="simple" xlink:show="embed" xlink:actuate="onLoad">
            <text:p/>
          </draw:image>
        </draw:frame>
        <draw:frame draw:style-name="gr5" draw:text-style-name="P1" draw:layer="layout" svg:width="0.38cm" svg:height="0.192cm" svg:x="10.923cm" svg:y="2.559cm">
          <draw:image xlink:href="Pictures/200000010000013E000000A196F917E9.svm" xlink:type="simple" xlink:show="embed" xlink:actuate="onLoad">
            <text:p/>
          </draw:image>
        </draw:frame>
        <draw:frame draw:style-name="gr6" draw:text-style-name="P1" draw:layer="layout" svg:width="0.557cm" svg:height="0.355cm" svg:x="9.528cm" svg:y="2.407cm">
          <draw:image xlink:href="Pictures/20000001000001D100000129A37F3893.svm" xlink:type="simple" xlink:show="embed" xlink:actuate="onLoad">
            <text:p/>
          </draw:image>
        </draw:frame>
        <draw:frame draw:style-name="gr7" draw:text-style-name="P1" draw:layer="layout" svg:width="0.552cm" svg:height="0.355cm" svg:x="8.361cm" svg:y="1.844cm">
          <draw:image xlink:href="Pictures/20000001000001CD00000129C4F4D402.svm" xlink:type="simple" xlink:show="embed" xlink:actuate="onLoad">
            <text:p/>
          </draw:image>
        </draw:frame>
        <draw:frame draw:style-name="gr8" draw:text-style-name="P1" draw:layer="layout" svg:width="0.745cm" svg:height="0.36cm" svg:x="8.093cm" svg:y="2.606cm">
          <draw:image xlink:href="Pictures/200000010000026E0000012D2B1C45BB.svm" xlink:type="simple" xlink:show="embed" xlink:actuate="onLoad">
            <text:p/>
          </draw:image>
        </draw:frame>
        <draw:frame draw:style-name="gr2" draw:text-style-name="P1" draw:layer="layout" svg:width="0.244cm" svg:height="0.355cm" svg:x="7.55cm" svg:y="2.23cm">
          <draw:image xlink:href="Pictures/20000001000000CC00000129F4ED7D24.svm" xlink:type="simple" xlink:show="embed" xlink:actuate="onLoad">
            <text:p/>
          </draw:image>
        </draw:frame>
        <draw:frame draw:style-name="gr4" draw:text-style-name="P1" draw:layer="layout" svg:width="0.552cm" svg:height="0.36cm" svg:x="6.093cm" svg:y="2.096cm">
          <draw:image xlink:href="Pictures/20000001000001CD0000012DBE74C9DE.svm" xlink:type="simple" xlink:show="embed" xlink:actuate="onLoad">
            <text:p/>
          </draw:image>
        </draw:frame>
        <draw:frame draw:style-name="gr9" draw:text-style-name="P1" draw:layer="layout" svg:width="0.542cm" svg:height="0.385cm" svg:x="4.254cm" svg:y="2.084cm">
          <draw:image xlink:href="Pictures/20000001000001C500000142898873D0.svm" xlink:type="simple" xlink:show="embed" xlink:actuate="onLoad">
            <text:p/>
          </draw:image>
        </draw:frame>
        <draw:frame draw:style-name="gr10" draw:text-style-name="P1" draw:layer="layout" svg:width="0.472cm" svg:height="0.258cm" svg:x="2.846cm" svg:y="2.017cm">
          <draw:image xlink:href="Pictures/200000010000018A000000D8A4D10E32.svm" xlink:type="simple" xlink:show="embed" xlink:actuate="onLoad">
            <text:p/>
          </draw:image>
        </draw:frame>
        <draw:frame draw:style-name="gr7" draw:text-style-name="P1" draw:layer="layout" svg:width="0.552cm" svg:height="0.355cm" svg:x="1.472cm" svg:y="1.92cm">
          <draw:image xlink:href="Pictures/20000001000001CD00000129C4F4D402.svm" xlink:type="simple" xlink:show="embed" xlink:actuate="onLoad">
            <text:p/>
          </draw:image>
        </draw:frame>
        <draw:line draw:style-name="gr11" draw:text-style-name="P1" draw:layer="layout" svg:x1="3.749cm" svg:y1="1.624cm" svg:x2="3.749cm" svg:y2="2.033cm">
          <text:p/>
        </draw:line>
        <draw:frame draw:style-name="gr12" draw:text-style-name="P1" draw:layer="layout" svg:width="0.278cm" svg:height="0.355cm" svg:x="3.862cm" svg:y="1.651cm">
          <draw:image xlink:href="Pictures/20000001000000E900000129D89EFC9E.svm" xlink:type="simple" xlink:show="embed" xlink:actuate="onLoad">
            <text:p/>
          </draw:image>
        </draw:frame>
        <draw:line draw:style-name="gr11" draw:text-style-name="P1" draw:layer="layout" svg:x1="6.102cm" svg:y1="1.624cm" svg:x2="6.102cm" svg:y2="2.033cm">
          <text:p/>
        </draw:line>
        <draw:frame draw:style-name="gr13" draw:text-style-name="P1" draw:layer="layout" svg:width="0.349cm" svg:height="0.349cm" svg:x="6.225cm" svg:y="1.585cm">
          <draw:image xlink:href="Pictures/200000010000012400000124B71AD16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3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19T11:20:33</meta:creation-date>
    <meta:editing-duration>PT9M24S</meta:editing-duration>
    <meta:editing-cycles>4</meta:editing-cycles>
    <meta:generator>LibreOffice/3.3$Linux LibreOffice_project/330m19$Build-401</meta:generator>
    <dc:title>kkkFigures</dc:title>
    <meta:initial-creator>kkk </meta:initial-creator>
    <dc:date>2014-07-19T11:29:53</dc:date>
    <dc:creator>kkk </dc:creator>
    <meta:document-statistic meta:object-count="17"/>
    <meta:template xlink:type="simple" xlink:actuate="onRequest" xlink:title="kkkFigures" xlink:href="../../../../../.libreoffice/3/user/template/kkkFigures.otg" meta:date="2014-07-19T11:20:31"/>
  </office:meta>
</office:document-meta>
</file>